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81d41a" fo:border="0.06pt solid #000000"/>
    </style:style>
    <style:style style:name="ce3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column table:style-name="co1" table:number-columns-repeated="2" table:default-cell-style-name="ce4"/>
        <table:table-column table:style-name="co1" table:number-columns-repeated="12" table:default-cell-style-name="Default"/>
        <table:table-row table:style-name="ro1" table:number-rows-repeated="8"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4"/>
          <table:table-cell/>
          <table:table-cell table:style-name="ce4" table:number-columns-repeated="6"/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4"/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4"/>
          <table:table-cell/>
          <table:table-cell table:style-name="ce6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4"/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4"/>
          <table:table-cell/>
          <table:table-cell table:style-name="ce6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4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style-name="ce4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 table:number-rows-repeated="2">
          <table:table-cell table:style-name="ce4"/>
          <table:table-cell/>
          <table:table-cell table:style-name="ce4" table:number-columns-repeated="6"/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9:59:18.384564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9:59:21.009843603</meta:creation-date>
    <meta:editing-duration>PT13H4M55S</meta:editing-duration>
    <meta:editing-cycles>3</meta:editing-cycles>
    <meta:generator>LibreOffice/6.4.7.2$Linux_X86_64 LibreOffice_project/40$Build-2</meta:generator>
    <dc:date>2021-12-23T12:54:34.385502883</dc:date>
    <meta:document-statistic meta:table-count="1" meta:cell-count="36" meta:object-count="0"/>
  </office:meta>
</office:document-meta>
</file>